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bbe01"/>
    </style:style>
    <style:style style:name="T3" style:family="text">
      <style:text-properties officeooo:rsid="000bbe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cas </text:span></text:span><text:span text:style-name="Police_20_par_20_défaut"><text:span text:style-name="T2">F-R-3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Laisser un commentaire</text:p>
                </table:table-cell>
              </table:table-row>
              <table:table-row>
                <table:table-cell table:style-name="Tableau2.A2" office:value-type="string">
                  <text:p text:style-name="P2">Acteur : Visiteur (membre inscrit)</text:p>
                </table:table-cell>
              </table:table-row>
              <table:table-row>
                <table:table-cell table:style-name="Tableau2.A2" office:value-type="string">
                  <text:p text:style-name="P2">Description succincte : On écrit un commentaire sur une page recette</text:p>
                </table:table-cell>
              </table:table-row>
              <table:table-row>
                <table:table-cell table:style-name="Tableau2.A2" office:value-type="string">
                  <text:p text:style-name="P2">Auteur : Muriel GUILLOU</text:p>
                </table:table-cell>
              </table:table-row>
              <table:table-row>
                <table:table-cell table:style-name="Tableau2.A2" office:value-type="string">
                  <text:p text:style-name="P2">Date : <text:s/>04/11/2019</text:p>
                </table:table-cell>
              </table:table-row>
              <table:table-row>
                <table:table-cell table:style-name="Tableau2.A2" office:value-type="string">
                  <text:p text:style-name="P2">Préconditions : Etre membre de l’association et être connecté</text:p>
                </table:table-cell>
              </table:table-row>
              <table:table-row>
                <table:table-cell table:style-name="Tableau2.A2" office:value-type="string">
                  <text:p text:style-name="P2">Démarrage : dernière section du template « recette sélectionnée » du sit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une recette de cuisine</text:p>
                  <text:p text:style-name="P2">2. Le visiteur clique sur la fenêtre « Laisser un commentaire »</text:p>
                  <text:p text:style-name="P2">3. Le système affiche une zone de texte</text:p>
                  <text:p text:style-name="P2">4. Le visiteur saisi son commentaire</text:p>
                  <text:p text:style-name="P2">5. Le visiteur « poste » son commentaire </text:p>
                  <text:p text:style-name="P2">6. Le système vérifie que le contenu ne porte pas atteinte à la sécurité du site </text:p>
                  <text:p text:style-name="P2">7. Le commentaire s’affiche instantanément dans la liste des commentaires</text:p>
                  <text:p text:style-name="P2">8. Le visiteur retourne à la liste des recettes → ou quitte la partie du site ou le site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4a. Le visiteur annule sa saisie de commentaire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e visiteur ferme la page ou poursuit sa navigation dans une autre partie du site.</text:p>
                </table:table-cell>
              </table:table-row>
              <table:table-row>
                <table:table-cell table:style-name="Tableau3.A2" office:value-type="string">
                  <text:p text:style-name="P2">Post conditions : Le commentaire sera regardé a posteriori par le modérateu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Les commentaires apparaissent par ordre chronologique du plus récent au plus ancien</text:p>
                </table:table-cell>
              </table:table-row>
              <table:table-row>
                <table:table-cell table:style-name="Tableau4.A2" office:value-type="string">
                  <text:p text:style-name="P2">Performance attendue : Chargement en moins d’une seconde sur tout support</text:p>
                </table:table-cell>
              </table:table-row>
              <table:table-row>
                <table:table-cell table:style-name="Tableau4.A2" office:value-type="string">
                  <text:p text:style-name="P2">Problèmes non résolus :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Muriel GUILLOU</meta:initial-creator>
    <meta:creation-date>2019-11-04T15:44:00Z</meta:creation-date>
    <dc:date>2019-11-07T16:37:53.970000000</dc:date>
    <meta:editing-cycles>7</meta:editing-cycles>
    <meta:editing-duration>PT35M8S</meta:editing-duration>
    <meta:document-statistic meta:table-count="4" meta:image-count="0" meta:object-count="0" meta:page-count="1" meta:paragraph-count="28" meta:word-count="220" meta:character-count="1305" meta:non-whitespace-character-count="1109"/>
    <meta:template xlink:type="simple" xlink:actuate="onRequest" xlink:title="" xlink:href="Normal"/>
  </office:meta>
</office:document-meta>
</file>